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ontserrat" svg:font-family="Montserrat"/>
    <style:font-face style:name="Open Sans" svg:font-family="Open San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23.389cm" fo:margin-left="0cm"/>
    </style:style>
    <style:style style:name="Column1" style:family="table-column">
      <style:table-column-properties style:column-width="11.509cm"/>
    </style:style>
    <style:style style:name="Column2" style:family="table-column">
      <style:table-column-properties style:column-width="0.37cm"/>
    </style:style>
    <style:style style:name="Column3" style:family="table-column">
      <style:table-column-properties style:column-width="11.509cm"/>
    </style:style>
    <style:style style:name="Row1" style:family="table-row"/>
    <style:style style:name="Cell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Montserrat" fo:font-size="11pt" style:font-name-asian="Montserrat" style:font-size-asian="11pt" style:font-name-complex="Montserrat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italic" style:font-style-asian="italic" style:font-style-complex="italic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11.483cm" fo:margin-left="0cm"/>
    </style:style>
    <style:style style:name="Column4" style:family="table-column">
      <style:table-column-properties style:column-width="11.483cm"/>
    </style:style>
    <style:style style:name="Row2" style:family="table-row"/>
    <style:style style:name="Cell4" style:family="table-cell">
      <style:table-cell-properties style:vertical-align="top" fo:padding-top="0.071cm" fo:border-top="#000000 0.026cm solid" fo:padding-bottom="0.071cm" fo:border-bottom="#000000 0.026cm solid" fo:padding-left="0.071cm" fo:border-left="#000000 0.026cm solid" fo:padding-right="0.071cm" fo:border-right="#000000 0.026cm solid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_1" style:family="text">
      <style:text-properties fo:background-color="#fff2cc"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normal" style:font-weight-asian="normal" style:font-weight-complex="normal" style:text-underline-style="none"/>
    </style:style>
    <style:style style:name="T11_2" style:family="text">
      <style:text-properties fo:background-color="#fff2cc" style:text-line-through-style="none" fo:font-style="normal" style:font-style-asian="normal" style:font-style-complex="normal" fo:color="#434343" style:font-name="Montserrat" fo:font-size="11pt" style:font-name-asian="Montserrat" style:font-size-asian="11pt" style:font-name-complex="Montserrat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434343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Row4" style:family="table-row"/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bookmark-start text:name="h.y5096iodt3eu"/><text:bookmark-end text:name="h.y5096iodt3eu"/><text:span text:style-name="T1_1">Activity</text:span><text:span text:style-name="T1_2">:<text:s/></text:span><text:span text:style-name="T1_3">Making</text:span><text:span text:style-name="T1_4"><text:s/></text:span><text:span text:style-name="T1_5">A</text:span><text:span text:style-name="T1_6"><text:s/></text:span><text:span text:style-name="T1_7">Web</text:span><text:span text:style-name="T1_8"><text:s/></text:span><text:span text:style-name="T1_9">Map</text:span></text:p>
      <text:p text:style-name="P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"><text:span text:style-name="T3_1">Notes</text:span></text:p>
            <text:p text:style-name="P4"><text:span text:style-name="T4_1">With</text:span><text:span text:style-name="T4_2"><text:s/></text:span><text:span text:style-name="T4_3">your</text:span><text:span text:style-name="T4_4"><text:s/></text:span><text:span text:style-name="T4_5">group</text:span><text:span text:style-name="T4_6"><text:s/></text:span><text:span text:style-name="T4_7">and</text:span><text:span text:style-name="T4_8"><text:s/></text:span><text:span text:style-name="T4_9">map</text:span><text:span text:style-name="T4_10"><text:s/></text:span><text:span text:style-name="T4_11">prototype</text:span><text:span text:style-name="T4_12">,<text:s/></text:span><text:span text:style-name="T4_13">we</text:span><text:span text:style-name="T4_14"><text:s/></text:span><text:span text:style-name="T4_15">will</text:span><text:span text:style-name="T4_16"><text:s/></text:span><text:span text:style-name="T4_17">create</text:span><text:span text:style-name="T4_18"><text:s/></text:span><text:span text:style-name="T4_19">a</text:span><text:span text:style-name="T4_20"><text:s/></text:span><text:span text:style-name="T4_21">web</text:span><text:span text:style-name="T4_22"><text:s/></text:span><text:span text:style-name="T4_23">map</text:span><text:span text:style-name="T4_24"><text:s/></text:span><text:span text:style-name="T4_25">using</text:span><text:span text:style-name="T4_26"><text:s/></text:span><text:span text:style-name="T4_27">the</text:span><text:span text:style-name="T4_28"><text:s/></text:span><text:span text:style-name="T4_29">tool</text:span><text:span text:style-name="T4_30"><text:s/></text:span><text:span text:style-name="T4_31">indicated</text:span><text:span text:style-name="T4_32"><text:s/></text:span><text:span text:style-name="T4_33">on</text:span><text:span text:style-name="T4_34"><text:s/></text:span><text:span text:style-name="T4_35">the</text:span><text:span text:style-name="T4_36"><text:s/></text:span><text:span text:style-name="T4_37">other</text:span><text:span text:style-name="T4_38"><text:s/></text:span><text:span text:style-name="T4_39">side</text:span><text:span text:style-name="T4_40"><text:s/></text:span><text:span text:style-name="T4_41">of</text:span><text:span text:style-name="T4_42"><text:s/></text:span><text:span text:style-name="T4_43">this</text:span><text:span text:style-name="T4_44"><text:s/></text:span><text:span text:style-name="T4_45">sheet</text:span><text:span text:style-name="T4_46">.</text:span></text:p>
            <text:p text:style-name="P5"/>
            <text:p text:style-name="P6"><text:span text:style-name="T6_1">Discuss</text:span><text:span text:style-name="T6_2"><text:s/></text:span><text:span text:style-name="T6_3">as</text:span><text:span text:style-name="T6_4"><text:s/></text:span><text:span text:style-name="T6_5">you</text:span><text:span text:style-name="T6_6"><text:s/></text:span><text:span text:style-name="T6_7">go</text:span><text:span text:style-name="T6_8">!</text:span><text:span text:style-name="T6_9"><text:s/></text:span><text:span text:style-name="T6_10">We</text:span><text:span text:style-name="T6_11"><text:s/></text:span><text:span text:style-name="T6_12">will</text:span><text:span text:style-name="T6_13"><text:s/></text:span><text:span text:style-name="T6_14">come</text:span><text:span text:style-name="T6_15"><text:s/></text:span><text:span text:style-name="T6_16">back</text:span><text:span text:style-name="T6_17"><text:s/></text:span><text:span text:style-name="T6_18">as</text:span><text:span text:style-name="T6_19"><text:s/></text:span><text:span text:style-name="T6_20">a</text:span><text:span text:style-name="T6_21"><text:s/></text:span><text:span text:style-name="T6_22">group</text:span><text:span text:style-name="T6_23"><text:s/></text:span><text:span text:style-name="T6_24">and</text:span><text:span text:style-name="T6_25"><text:s/></text:span><text:span text:style-name="T6_26">discussion</text:span><text:span text:style-name="T6_27"><text:s/></text:span><text:span text:style-name="T6_28">of</text:span><text:span text:style-name="T6_29"><text:s/></text:span><text:span text:style-name="T6_30">challenges</text:span><text:span text:style-name="T6_31"><text:s/></text:span><text:span text:style-name="T6_32">and</text:span><text:span text:style-name="T6_33"><text:s/></text:span><text:span text:style-name="T6_34">show</text:span><text:span text:style-name="T6_35"><text:s/></text:span><text:span text:style-name="T6_36">off</text:span><text:span text:style-name="T6_37"><text:s/></text:span><text:span text:style-name="T6_38">our</text:span><text:span text:style-name="T6_39"><text:s/></text:span><text:span text:style-name="T6_40">new</text:span><text:span text:style-name="T6_41"><text:s/></text:span><text:span text:style-name="T6_42">web</text:span><text:span text:style-name="T6_43"><text:s/></text:span><text:span text:style-name="T6_44">maps</text:span><text:span text:style-name="T6_45">.</text:span></text:p>
            <text:p text:style-name="P7"/>
            <text:p text:style-name="P8"/>
          </table:table-cell>
          <table:table-cell table:style-name="Cell2">
            <text:p text:style-name="P9"/>
          </table:table-cell>
          <table:table-cell table:style-name="Cell3">
            <text:p text:style-name="P10"/>
            <table:table table:style-name="Table2">
              <table:table-column table:style-name="Column4"/>
              <table:table-row table:style-name="Row2">
                <table:table-cell table:style-name="Cell4">
                  <text:p text:style-name="P11"><text:span text:style-name="T11_1">Remember</text:span><text:span text:style-name="T11_2">!</text:span></text:p>
                  <text:list text:style-name="LS1" xml:id="list0">
                    <text:list-item>
                      <text:p text:style-name="P12"><text:span text:style-name="T12_1">These</text:span><text:span text:style-name="T12_2"><text:s/></text:span><text:span text:style-name="T12_3">tools</text:span><text:span text:style-name="T12_4"><text:s/></text:span><text:span text:style-name="T12_5">allow</text:span><text:span text:style-name="T12_6"><text:s/></text:span><text:span text:style-name="T12_7">you</text:span><text:span text:style-name="T12_8"><text:s/></text:span><text:span text:style-name="T12_9">to</text:span><text:span text:style-name="T12_10"><text:s/></text:span><text:span text:style-name="T12_11">make</text:span><text:span text:style-name="T12_12"><text:s/></text:span><text:span text:style-name="T12_13">changes</text:span><text:span text:style-name="T12_14"><text:s/></text:span><text:span text:style-name="T12_15">and</text:span><text:span text:style-name="T12_16"><text:s/></text:span><text:span text:style-name="T12_17">add</text:span><text:span text:style-name="T12_18"><text:s/></text:span><text:span text:style-name="T12_19">all</text:span><text:span text:style-name="T12_20"><text:s/></text:span><text:span text:style-name="T12_21">different</text:span><text:span text:style-name="T12_22"><text:s/></text:span><text:span text:style-name="T12_23">sorts</text:span><text:span text:style-name="T12_24"><text:s/></text:span><text:span text:style-name="T12_25">of</text:span><text:span text:style-name="T12_26"><text:s/></text:span><text:span text:style-name="T12_27">data</text:span><text:span text:style-name="T12_28">,<text:s/></text:span><text:span text:style-name="T12_29">you</text:span><text:span text:style-name="T12_30"><text:s/></text:span><text:span text:style-name="T12_31">can</text:span><text:span text:style-name="T12_32"><text:s/></text:span><text:span text:style-name="T12_33">experiment</text:span><text:span text:style-name="T12_34"><text:s/></text:span><text:span text:style-name="T12_35">and</text:span><text:span text:style-name="T12_36"><text:s/></text:span><text:span text:style-name="T12_37">make</text:span><text:span text:style-name="T12_38"><text:s/></text:span><text:span text:style-name="T12_39">multiple</text:span><text:span text:style-name="T12_40"><text:s/></text:span><text:span text:style-name="T12_41">maps</text:span></text:p>
                    </text:list-item>
                  </text:list>
                </table:table-cell>
              </table:table-row>
            </table:table>
            <text:p text:style-name="P13"/>
          </table:table-cell>
        </table:table-row>
        <table:table-row table:style-name="Row3">
          <table:table-cell table:style-name="Cell5">
            <text:p text:style-name="P14"/>
          </table:table-cell>
          <table:table-cell table:style-name="Cell6">
            <text:p text:style-name="P15"/>
          </table:table-cell>
          <table:table-cell table:style-name="Cell7">
            <text:p text:style-name="P16"/>
          </table:table-cell>
        </table:table-row>
        <table:table-row table:style-name="Row4">
          <table:table-cell table:style-name="Cell8">
            <text:p text:style-name="P17"/>
          </table:table-cell>
          <table:table-cell table:style-name="Cell9">
            <text:p text:style-name="P18"/>
          </table:table-cell>
          <table:table-cell table:style-name="Cell10">
            <text:p text:style-name="P19"/>
          </table:table-cell>
        </table:table-row>
      </table:table>
      <text:p text:style-name="P20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Montserrat" svg:font-family="Montserrat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00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keep-with-next="always" fo:keep-together="always" style:writing-mode="lr-tb"/>
      <style:text-properties style:font-name="Montserrat" fo:font-size="18pt" style:font-name-asian="Montserrat" style:font-size-asian="18pt" style:font-name-complex="Montserrat" style:font-size-complex="1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87cm" fo:padding-bottom="0cm" fo:margin-bottom="1.87cm" fo:padding-left="0cm" fo:margin-left="1.87cm" fo:padding-right="0cm" fo:margin-right="1.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